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stroke="none" svg:stroke-color="#000000" draw:fill="none" draw:fill-color="#ffffff" fo:min-height="0.395cm"/>
    </style:style>
    <style:style style:name="gr23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23cm"/>
    </style:style>
    <style:style style:name="gr27" style:family="graphic" style:parent-style-name="standard">
      <style:graphic-properties draw:stroke="none" svg:stroke-color="#000000" draw:fill="none" draw:fill-color="#ffffff" fo:min-height="0.319cm"/>
    </style:style>
    <style:style style:name="gr28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stroke="none" svg:stroke-color="#000000" draw:fill="none" draw:fill-color="#ffffff" fo:min-height="0.495cm"/>
    </style:style>
    <style:style style:name="gr31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523cm"/>
    </style:style>
    <style:style style:name="gr34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2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3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4" draw:text-style-name="P21" draw:layer="layout" svg:x1="6cm" svg:y1="27cm" svg:x2="8cm" svg:y2="27cm">
          <text:p/>
        </draw:line>
        <draw:frame draw:style-name="gr25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6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7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4" draw:text-style-name="P21" draw:layer="layout" svg:x1="6cm" svg:y1="26cm" svg:x2="8cm" svg:y2="26cm">
          <text:p/>
        </draw:line>
        <draw:line draw:style-name="gr24" draw:text-style-name="P21" draw:layer="layout" svg:x1="6cm" svg:y1="25cm" svg:x2="8cm" svg:y2="25cm">
          <text:p/>
        </draw:line>
        <draw:custom-shape draw:style-name="gr23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4" draw:text-style-name="P21" draw:layer="layout" svg:x1="6cm" svg:y1="19.975cm" svg:x2="8cm" svg:y2="19.975cm">
          <text:p/>
        </draw:line>
        <draw:frame draw:style-name="gr25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6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7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4" draw:text-style-name="P21" draw:layer="layout" svg:x1="6cm" svg:y1="18.975cm" svg:x2="8cm" svg:y2="18.975cm">
          <text:p/>
        </draw:line>
        <draw:line draw:style-name="gr24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8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9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30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30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31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3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30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4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9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30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5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9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2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30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4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30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2-19T15:02:01.825970147</dc:date>
    <dc:creator>Mato Majdis</dc:creator>
    <meta:editing-duration>PT6H19M29S</meta:editing-duration>
    <meta:editing-cycles>6</meta:editing-cycles>
    <meta:generator>LibreOffice/4.4.0.3$Linux_X86_64 LibreOffice_project/de093506bcdc5fafd9023ee680b8c60e3e0645d7</meta:generator>
    <meta:document-statistic meta:object-count="95"/>
  </office:meta>
</office:document-meta>
</file>